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-DIN" svg:font-family="D-DIN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4.4492in"/>
    </style:style>
    <style:style style:name="co3" style:family="table-column">
      <style:table-column-properties fo:break-before="auto" style:column-width="13.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7.0728in"/>
    </style:style>
    <style:style style:name="co6" style:family="table-column">
      <style:table-column-properties fo:break-before="auto" style:column-width="0.6693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802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ro7" style:family="table-row">
      <style:table-row-properties style:row-height="0.8752in" fo:break-before="auto" style:use-optimal-row-height="false"/>
    </style:style>
    <style:style style:name="ro8" style:family="table-row">
      <style:table-row-properties style:row-height="0.4689in" fo:break-before="auto" style:use-optimal-row-height="false"/>
    </style:style>
    <style:style style:name="ro9" style:family="table-row">
      <style:table-row-properties style:row-height="0.4272in" fo:break-before="auto" style:use-optimal-row-height="false"/>
    </style:style>
    <style:style style:name="ta1" style:family="table" style:master-page-name="PageStyle_5f_FY_20_2022_20_Staff">
      <style:table-properties table:display="true" style:writing-mode="lr-tb"/>
    </style:style>
    <style:style style:name="ce1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Y 2022 Staff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number-columns-repeated="3" table:default-cell-style-name="Default"/>
        <table:table-column table:style-name="co5" table:default-cell-style-name="Default"/>
        <table:table-column table:style-name="co4" table:visibility="collapse" table:number-columns-repeated="50" table:default-cell-style-name="Default"/>
        <table:table-column table:style-name="co6" table:number-columns-repeated="96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5"/>
          <table:table-cell table:style-name="ce1" office:value-type="string" calcext:value-type="string">
            <text:p>Titl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ria Doughty</text:p>
          </table:table-cell>
          <table:table-cell table:style-name="ce2" office:value-type="string" calcext:value-type="string">
            <text:p>Candidate Approval for Subcommittee Meeting for July 28 Board</text:p>
          </table:table-cell>
          <table:table-cell table:style-name="ce2"/>
          <table:table-cell table:style-name="ce2" office:value-type="string" calcext:value-type="string">
            <text:p>Higher Ed</text:p>
          </table:table-cell>
          <table:table-cell table:style-name="ce2" office:value-type="string" calcext:value-type="string">
            <text:p>President</text:p>
          </table:table-cell>
          <table:table-cell table:style-name="ce2" office:value-type="string" calcext:value-type="string">
            <text:p>Governors State University</text:p>
          </table:table-cell>
          <table:table-cell table:style-name="ce2" office:value-type="string" calcext:value-type="string">
            <text:p>President and CEO</text:p>
          </table:table-cell>
          <table:table-cell office:value-type="string" calcext:value-type="string">
            <text:p>(708) 534-4132</text:p>
          </table:table-cell>
          <table:table-cell table:number-columns-repeated="2"/>
          <table:table-cell office:value-type="string" calcext:value-type="string">
            <text:p>5/18/2022 5:00pm</text:p>
          </table:table-cell>
          <table:table-cell table:number-columns-repeated="5"/>
          <table:table-cell office:value-type="string" calcext:value-type="string">
            <text:p>Need to ask Maria about location at Club.</text:p>
          </table:table-cell>
          <table:table-cell/>
          <table:table-cell office:value-type="string" calcext:value-type="string">
            <text:p>7/6/2022 5:30pm</text:p>
          </table:table-cell>
          <table:table-cell office:value-type="string" calcext:value-type="string">
            <text:p>056DrGreen.jpg (https://dl.airtable.com/.attachments/322abad778a893b3b005cf8249849bee/861eb65c/056DrGreen.jpg)</text:p>
          </table:table-cell>
          <table:table-cell office:value-type="string" calcext:value-type="string">
            <text:p>C Green bio The Chicago Network.pdf (https://dl.airtable.com/.attachments/c1da0a78ae6a1dd665a95979d8b92875/5e4d2be6/CGreenbioTheChicagoNetwork.pdf)</text:p>
          </table:table-cell>
          <table:table-cell table:number-columns-repeated="4"/>
          <table:table-cell table:style-name="ce4" office:value-type="string" calcext:value-type="string">
            <text:p>Erin Inman P&amp;E</text:p>
            <text:p/>
            <text:p/>
            <text:p>Erin Inman</text:p>
            <text:p/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Erin is on vacation week of 7/25. Needs info earlier</text:p>
            <text:p/>
          </table:table-cell>
          <table:table-cell table:number-columns-repeated="28"/>
          <table:table-cell table:formula="of:=&quot;&lt;p&gt;&quot; &amp; [.A2] &amp; &quot;&lt;br&gt;&quot; &amp; [.G2] &amp; &quot;&lt;/p&gt;&quot;" office:value-type="string" office:string-value="&lt;p&gt;Maria Doughty&lt;br&gt;President and CEO&lt;/p&gt;" calcext:value-type="string">
            <text:p>&lt;p&gt;Maria Doughty&lt;br&gt;President and CEO&lt;/p&gt;</text:p>
          </table:table-cell>
          <table:table-cell table:number-columns-repeated="966"/>
        </table:table-row>
        <table:table-row table:style-name="ro3">
          <table:table-cell table:style-name="ce2" office:value-type="string" calcext:value-type="string">
            <text:p>Ellen S. Feinberg</text:p>
          </table:table-cell>
          <table:table-cell table:style-name="ce2" office:value-type="string" calcext:value-type="string">
            <text:p>Candidate Approval for Subcommittee Meeting for July 28 Board</text:p>
          </table:table-cell>
          <table:table-cell table:style-name="ce3" office:value-type="string" calcext:value-type="string">
            <text:p>3/23/2022 One on one scheduled for 3/28/22. </text:p>
            <text:p>2/14/2022 Chris's office responded in February. We missed the emails. 1/11/2022 Waiting for Christine's Response to Beth's E-introduction to Maria on 1/4 then schedule one on one. Per Cathy Brownlee, Beth Kirk Malecki has reached out to Christine 3 times. </text:p>
          </table:table-cell>
          <table:table-cell table:style-name="ce2" office:value-type="string" calcext:value-type="string">
            <text:p>Corporate</text:p>
          </table:table-cell>
          <table:table-cell table:style-name="ce2" office:value-type="string" calcext:value-type="string">
            <text:p>CEO</text:p>
          </table:table-cell>
          <table:table-cell table:style-name="ce2" office:value-type="string" calcext:value-type="string">
            <text:p>Shure</text:p>
          </table:table-cell>
          <table:table-cell table:style-name="ce2" office:value-type="string" calcext:value-type="string">
            <text:p>Executive Coordinator/Director of Operations</text:p>
          </table:table-cell>
          <table:table-cell table:number-columns-repeated="3"/>
          <table:table-cell office:value-type="string" calcext:value-type="string">
            <text:p>3/28/2022 12:00pm</text:p>
          </table:table-cell>
          <table:table-cell table:number-columns-repeated="5"/>
          <table:table-cell office:value-type="string" calcext:value-type="string">
            <text:p>4/6/2022 Sent Doodle Poll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1/2022 12:00pm</text:p>
          </table:table-cell>
          <table:table-cell office:value-type="string" calcext:value-type="string">
            <text:p>Christine Schyvinck v2.jpg (https://dl.airtable.com/.attachments/9e02ea85370608f4d6c784d26c830776/34e77a85/ChristineSchyvinckv2.jpg)</text:p>
          </table:table-cell>
          <table:table-cell office:value-type="string" calcext:value-type="string">
            <text:p>"C_ Schyvinck, April 2021 CS.docx (https://dl.airtable.com/.attachments/7c938ad6f709f6a82733459ed4fa6ffd/8ce881b4/C_SchyvinckApril2021CS.docx)"</text:p>
          </table:table-cell>
          <table:table-cell table:number-columns-repeated="4"/>
          <table:table-cell table:style-name="ce4" office:value-type="string" calcext:value-type="string">
            <text:p>Cathy Kenworthy P&amp;E</text:p>
            <text:p/>
          </table:table-cell>
          <table:table-cell office:value-type="string" calcext:value-type="string">
            <text:p>checked</text:p>
          </table:table-cell>
          <table:table-cell table:number-columns-repeated="30"/>
          <table:table-cell table:formula="of:=&quot;&lt;p&gt;&quot; &amp; [.A3] &amp; &quot;&lt;br&gt;&quot; &amp; [.G3] &amp; &quot;&lt;/p&gt;&quot;" office:value-type="string" office:string-value="&lt;p&gt;Ellen S. Feinberg&lt;br&gt;Executive Coordinator/Director of Operations&lt;/p&gt;" calcext:value-type="string">
            <text:p>&lt;p&gt;Ellen S. Feinberg&lt;br&gt;Executive Coordinator/Director of Operations&lt;/p&gt;</text:p>
          </table:table-cell>
          <table:table-cell table:number-columns-repeated="966"/>
        </table:table-row>
        <table:table-row table:style-name="ro1">
          <table:table-cell table:style-name="ce2" office:value-type="string" calcext:value-type="string">
            <text:p>Lora Joffe</text:p>
          </table:table-cell>
          <table:table-cell table:style-name="ce2" office:value-type="string" calcext:value-type="string">
            <text:p>Candidate Approval for Subcommittee Meeting for July 28 Board</text:p>
          </table:table-cell>
          <table:table-cell table:style-name="ce2"/>
          <table:table-cell table:style-name="ce2" office:value-type="string" calcext:value-type="string">
            <text:p>Higher Ed</text:p>
          </table:table-cell>
          <table:table-cell table:style-name="ce2" office:value-type="string" calcext:value-type="string">
            <text:p>Dean and Emily Klein Gidwitz Professor at the Crown Family School of Social Work, Policy, and Practice </text:p>
          </table:table-cell>
          <table:table-cell table:style-name="ce2" office:value-type="string" calcext:value-type="string">
            <text:p>University of Chicago</text:p>
          </table:table-cell>
          <table:table-cell table:style-name="ce2" office:value-type="string" calcext:value-type="string">
            <text:p>Director of Programs and Member Experience</text:p>
          </table:table-cell>
          <table:table-cell table:number-columns-repeated="3"/>
          <table:table-cell office:value-type="string" calcext:value-type="string">
            <text:p>5/31/2022 11:00am</text:p>
          </table:table-cell>
          <table:table-cell table:number-columns-repeated="5"/>
          <table:table-cell office:value-type="string" calcext:value-type="string">
            <text:p>6/16 Sent Doodle poll with quick turnaround by E/O/B 6/17/2022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29/2022 8:00am</text:p>
          </table:table-cell>
          <table:table-cell office:value-type="string" calcext:value-type="string">
            <text:p>DSC_3396web.jpg (https://dl.airtable.com/.attachments/b9424c486699f9c17ea3a0fb1900a776/ee42e657/DSC_3396web.jpg)</text:p>
          </table:table-cell>
          <table:table-cell office:value-type="string" calcext:value-type="string">
            <text:p>gorman-smith deborah vita 2022.pdf (https://dl.airtable.com/.attachments/4d24d41bc15334cec76fa02605efc7d8/6a8e6c22/gorman-smithdeborahvita2022.pdf),gorman-smith bio 2021-Pres 0421 dgs.docx (https://dl.airtable.com/.attachments/ae0c4efb1721244532999f0676119726/bcb12e0d/gorman-smithbio2021-Pres0421dgs.docx)</text:p>
          </table:table-cell>
          <table:table-cell table:number-columns-repeated="4"/>
          <table:table-cell office:value-type="string" calcext:value-type="string">
            <text:p>Elizabeth Coolidge P&amp;E</text:p>
          </table:table-cell>
          <table:table-cell office:value-type="string" calcext:value-type="string">
            <text:p>checked</text:p>
          </table:table-cell>
          <table:table-cell table:number-columns-repeated="30"/>
          <table:table-cell table:formula="of:=&quot;&lt;p&gt;&quot; &amp; [.A4] &amp; &quot;&lt;br&gt;&quot; &amp; [.G4] &amp; &quot;&lt;/p&gt;&quot;" office:value-type="string" office:string-value="&lt;p&gt;Lora Joffe&lt;br&gt;Director of Programs and Member Experience&lt;/p&gt;" calcext:value-type="string">
            <text:p>&lt;p&gt;Lora Joffe&lt;br&gt;Director of Programs and Member Experience&lt;/p&gt;</text:p>
          </table:table-cell>
          <table:table-cell table:number-columns-repeated="966"/>
        </table:table-row>
        <table:table-row table:style-name="ro4">
          <table:table-cell table:style-name="ce2" office:value-type="string" calcext:value-type="string">
            <text:p>Nathan Upchurch</text:p>
          </table:table-cell>
          <table:table-cell table:style-name="ce2"/>
          <table:table-cell table:style-name="ce3"/>
          <table:table-cell table:style-name="ce2" table:number-columns-repeated="3"/>
          <table:table-cell table:style-name="ce2" office:value-type="string" calcext:value-type="string">
            <text:p>Director of Design and Innovation</text:p>
          </table:table-cell>
          <table:table-cell office:value-type="string" calcext:value-type="string">
            <text:p>(312) 424-8258</text:p>
          </table:table-cell>
          <table:table-cell table:number-columns-repeated="2"/>
          <table:table-cell office:value-type="string" calcext:value-type="string">
            <text:p>6/16/2022 8:00am</text:p>
          </table:table-cell>
          <table:table-cell office:value-type="string" calcext:value-type="string">
            <text:p>checked</text:p>
          </table:table-cell>
          <table:table-cell table:number-columns-repeated="4"/>
          <table:table-cell office:value-type="string" calcext:value-type="string">
            <text:p>6/29 Sent email to Holly for July dates.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7/12/2022 12:15pm</text:p>
          </table:table-cell>
          <table:table-cell office:value-type="string" calcext:value-type="string">
            <text:p>Holly Tyson Bio.pdf (https://dl.airtable.com/.attachments/d8a5dc9651fd9d9fd113b49c3a18c077/da559fec/HollyTysonBio.pdf),Holly Tyson CV 2022.pdf (https://dl.airtable.com/.attachments/03d71a10c8ed0f6f4e099411aa406f87/43f868a4/HollyTysonCV2022.pdf)</text:p>
          </table:table-cell>
          <table:table-cell table:number-columns-repeated="5"/>
          <table:table-cell office:value-type="string" calcext:value-type="string">
            <text:p>Suzanne Stelter P&amp;E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29"/>
          <table:table-cell table:formula="of:=&quot;&lt;p&gt;&quot; &amp; [.A5] &amp; &quot;&lt;br&gt;&quot; &amp; [.G5] &amp; &quot;&lt;/p&gt;&quot;" office:value-type="string" office:string-value="&lt;p&gt;Nathan Upchurch&lt;br&gt;Director of Design and Innovation&lt;/p&gt;" calcext:value-type="string">
            <text:p>&lt;p&gt;Nathan Upchurch&lt;br&gt;Director of Design and Innovation&lt;/p&gt;</text:p>
          </table:table-cell>
          <table:table-cell table:number-columns-repeated="966"/>
        </table:table-row>
        <table:table-row table:style-name="ro5">
          <table:table-cell table:number-columns-repeated="2"/>
          <table:table-cell table:style-name="ce4"/>
          <table:table-cell table:number-columns-repeated="5"/>
          <table:table-cell office:value-type="string" calcext:value-type="string">
            <text:p>checked</text:p>
          </table:table-cell>
          <table:table-cell table:style-name="ce4" office:value-type="string" calcext:value-type="string">
            <text:p>12/15/2021</text:p>
            <text:p/>
          </table:table-cell>
          <table:table-cell office:value-type="string" calcext:value-type="string">
            <text:p>2/22/2022 8:00am</text:p>
          </table:table-cell>
          <table:table-cell office:value-type="string" calcext:value-type="string">
            <text:p>checked</text:p>
          </table:table-cell>
          <table:table-cell table:number-columns-repeated="2"/>
          <table:table-cell table:style-name="ce4" office:value-type="string" calcext:value-type="string">
            <text:p>3/29/2022:  received new dates from Joanna. 3/2/22:  As Risk Manager, Joanna is tied up re: Invasion of Ukraine.  We need to postpone for an in person meeting w/committee when things calm down. </text:p>
            <text:p>2/28/2022 Reached out for Committee Meeting</text:p>
          </table:table-cell>
          <table:table-cell/>
          <table:table-cell office:value-type="string" calcext:value-type="string">
            <text:p>6/10 Send Reschedule email to Committee today. 3/30/2022 - New Doodle poll sent to Committee. 3/2/2022 - Meeting on Hold.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7/14/2022 5:30pm</text:p>
          </table:table-cell>
          <table:table-cell office:value-type="string" calcext:value-type="string">
            <text:p>Elledge_211209_3541_CIT_J_Welsh_365_clean.JPG (https://dl.airtable.com/.attachments/6542a102ab60dde01baf99958058e55b/9db3fba1/Elledge_211209_3541_CIT_J_Welsh_365_clean.JPG)</text:p>
          </table:table-cell>
          <table:table-cell office:value-type="string" calcext:value-type="string">
            <text:p>Joanna Welsh Bio.docx (https://dl.airtable.com/.attachments/3e605bef2f6e63ce1c74ecc683f354be/a7990a11/JoannaWelshBio.docx)</text:p>
          </table:table-cell>
          <table:table-cell table:number-columns-repeated="4"/>
          <table:table-cell table:style-name="ce4" office:value-type="string" calcext:value-type="string">
            <text:p>Angelique David P&amp;E</text:p>
            <text:p/>
            <text:p/>
          </table:table-cell>
          <table:table-cell office:value-type="string" calcext:value-type="string">
            <text:p>checked</text:p>
          </table:table-cell>
          <table:table-cell table:number-columns-repeated="997"/>
        </table:table-row>
        <table:table-row table:style-name="ro6">
          <table:table-cell table:number-columns-repeated="2"/>
          <table:table-cell table:style-name="ce4"/>
          <table:table-cell table:number-columns-repeated="13"/>
          <table:table-cell office:value-type="string" calcext:value-type="string">
            <text:p>Completed: <text:s/>Date set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23/2022 5:30pm</text:p>
          </table:table-cell>
          <table:table-cell table:number-columns-repeated="6"/>
          <table:table-cell table:style-name="ce4" office:value-type="string" calcext:value-type="string">
            <text:p>Linda Coberly P&amp;E</text:p>
            <text:p/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996"/>
        </table:table-row>
        <table:table-row table:style-name="ro7">
          <table:table-cell table:number-columns-repeated="2"/>
          <table:table-cell table:style-name="ce4"/>
          <table:table-cell table:number-columns-repeated="4"/>
          <table:table-cell office:value-type="string" calcext:value-type="string">
            <text:p>815-479-5604/Mobile: 847-857-8167</text:p>
          </table:table-cell>
          <table:table-cell office:value-type="string" calcext:value-type="string">
            <text:p>checked</text:p>
          </table:table-cell>
          <table:table-cell table:style-name="ce4" office:value-type="string" calcext:value-type="string">
            <text:p>12/15/2021</text:p>
            <text:p/>
          </table:table-cell>
          <table:table-cell office:value-type="string" calcext:value-type="string">
            <text:p>3/8/2022 12:00pm</text:p>
          </table:table-cell>
          <table:table-cell office:value-type="string" calcext:value-type="string">
            <text:p>checked</text:p>
          </table:table-cell>
          <table:table-cell table:number-columns-repeated="2"/>
          <table:table-cell table:style-name="ce4" office:value-type="string" calcext:value-type="string">
            <text:p>5/6/2022 - Kathy Seegebrecht had to cancel for 5/19 and I only had Yasmine and Kathy. We are now rescheduling for Yasmine and Kathy for Monday, 6/13/22. Sent follow up 4/4/2022 Reached out with Dates to Kim</text:p>
            <text:p/>
          </table:table-cell>
          <table:table-cell/>
          <table:table-cell office:value-type="string" calcext:value-type="string">
            <text:p>5/3/2022 - Sent Second Doodle Poll for reschedule. 4/8/2022 Sent Doodle Poll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13/2022 5:30pm</text:p>
          </table:table-cell>
          <table:table-cell/>
          <table:table-cell office:value-type="string" calcext:value-type="string">
            <text:p>Chainey Board Bio - Feb. 2022.pdf (https://dl.airtable.com/.attachments/51982e19a1cb65db87e28e8384013c74/060d296d/ChaineyBoardBio-Feb.2022.pdf)</text:p>
          </table:table-cell>
          <table:table-cell table:number-columns-repeated="4"/>
          <table:table-cell office:value-type="string" calcext:value-type="string">
            <text:p>Barb Bukovac P&amp;E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4/19/2022 12:00pm</text:p>
          </table:table-cell>
          <table:table-cell table:number-columns-repeated="5"/>
          <table:table-cell office:value-type="string" calcext:value-type="string">
            <text:p>Completed: <text:s/>Date set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22/2022 8:00am</text:p>
          </table:table-cell>
          <table:table-cell office:value-type="string" calcext:value-type="string">
            <text:p>Paulita Pike - Ropes &amp; Gray.pdf (https://dl.airtable.com/.attachments/877c6c50f221bad7126f3f5724a4009e/2b725afe/PaulitaPike-RopesGray.pdf)</text:p>
          </table:table-cell>
          <table:table-cell office:value-type="string" calcext:value-type="string">
            <text:p>52007584_1.doc (https://dl.airtable.com/.attachments/6d4d8ee61723bc122db4bfcdfef74efb/4e3c43c8/52007584_1.doc)</text:p>
          </table:table-cell>
          <table:table-cell table:number-columns-repeated="4"/>
          <table:table-cell office:value-type="string" calcext:value-type="string">
            <text:p>Sarah Guernsey P&amp;E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996"/>
        </table:table-row>
        <table:table-row table:style-name="ro8">
          <table:table-cell table:number-columns-repeated="2"/>
          <table:table-cell table:style-name="ce4"/>
          <table:table-cell table:number-columns-repeated="3"/>
          <table:table-cell table:style-name="ce4"/>
          <table:table-cell office:value-type="string" calcext:value-type="string">
            <text:p>312-992-5596 Cell: <text:s/>312.863.0280</text:p>
          </table:table-cell>
          <table:table-cell table:number-columns-repeated="2"/>
          <table:table-cell office:value-type="string" calcext:value-type="string">
            <text:p>6/6/2022 12:00pm</text:p>
          </table:table-cell>
          <table:table-cell table:number-columns-repeated="5"/>
          <table:table-cell office:value-type="string" calcext:value-type="string">
            <text:p>6/10/2022 Sent Doodle Poll <text:s text:c="2"/>RITA CANCELLED STILL TRYING TO GET 7/15 on the Books.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7/15/2022 12:15pm</text:p>
          </table:table-cell>
          <table:table-cell office:value-type="string" calcext:value-type="string">
            <text:p>Cook.Rita.Portrait.Vault-BA1C15.exp.3.28.2023.pdf (https://dl.airtable.com/.attachments/4404e72f23c2f856a965724575d15841/ba930572/Cook.Rita.Portrait.Vault-BA1C15.exp.3.28.2023.pdf)</text:p>
          </table:table-cell>
          <table:table-cell office:value-type="string" calcext:value-type="string">
            <text:p>Cook_Rita_Portrait_Vault-BA1C15_exp_3_28_2023.pdf (https://dl.airtable.com/.attachments/a55b6b46a610459904bd7fcd645586fc/1936441b/Cook_Rita_Portrait_Vault-BA1C15_exp_3_28_2023.pdf),PB RSC Jan 2022.jpg (https://dl.airtable.com/.attachments/d73764d2c39ca7caccbfad65e9664fa5/41287d06/PBRSCJan2022.jpg)</text:p>
          </table:table-cell>
          <table:table-cell table:number-columns-repeated="4"/>
          <table:table-cell table:style-name="ce4" office:value-type="string" calcext:value-type="string">
            <text:p>Katie Lawler P&amp;E</text:p>
            <text:p/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996"/>
        </table:table-row>
        <table:table-row table:style-name="ro9">
          <table:table-cell table:number-columns-repeated="16"/>
          <table:table-cell office:value-type="string" calcext:value-type="string">
            <text:p>6/10/2022 Sent Doodle Poll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5/25/2022 8:00am</text:p>
          </table:table-cell>
          <table:table-cell/>
          <table:table-cell office:value-type="string" calcext:value-type="string">
            <text:p>Ruth Colby Bio with Headshot.doc (https://dl.airtable.com/.attachments/e7a8d61ad1ad83a57ea9a559fcfb248d/dc78971d/RuthColbyBiowithHeadshot.doc)</text:p>
          </table:table-cell>
          <table:table-cell table:number-columns-repeated="4"/>
          <table:table-cell table:style-name="ce4" office:value-type="string" calcext:value-type="string">
            <text:p>Marilyn Lissner (NOT ON P&amp;E)</text:p>
            <text:p/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(312) 396-3954</text:p>
          </table:table-cell>
          <table:table-cell table:number-columns-repeated="2"/>
          <table:table-cell office:value-type="string" calcext:value-type="string">
            <text:p>4/4/2022 12:00pm</text:p>
          </table:table-cell>
          <table:table-cell table:number-columns-repeated="5"/>
          <table:table-cell office:value-type="string" calcext:value-type="string">
            <text:p>6/10/2022 Sent Doodle Poll 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7/11/2022 4:00pm</text:p>
          </table:table-cell>
          <table:table-cell office:value-type="string" calcext:value-type="string">
            <text:p>Suzanne M Burns - Bio - June 2022.pdf (https://dl.airtable.com/.attachments/da9446534e1f3cc77f6dd2c89fe3be5d/0f90704b/SuzanneMBurns-Bio-June2022.pdf),Suzanne M Burns - Photo.bmp (https://dl.airtable.com/.attachments/9814f9e256134a299bc81f088a73b6d6/04ad5a50/SuzanneMBurns-Photo.bmp)</text:p>
          </table:table-cell>
          <table:table-cell office:value-type="string" calcext:value-type="string">
            <text:p>Suzanne M Burns - Bio - June 2022.pdf (https://dl.airtable.com/.attachments/25bdc928bd3cdacdb9e140ef51bfdaf7/ea9b06e1/SuzanneMBurns-Bio-June2022.pdf),Suzanne M Burns - Photo.bmp (https://dl.airtable.com/.attachments/cbff28914a5c29c854eac9e72ac415c4/459153f7/SuzanneMBurns-Photo.bmp)</text:p>
          </table:table-cell>
          <table:table-cell table:number-columns-repeated="4"/>
          <table:table-cell office:value-type="string" calcext:value-type="string">
            <text:p>Anna Valencia P&amp;E</text:p>
          </table:table-cell>
          <table:table-cell office:value-type="string" calcext:value-type="string">
            <text:p>checked</text:p>
          </table:table-cell>
          <table:table-cell table:number-columns-repeated="99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-DIN" svg:font-family="D-DIN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Y_20_2022_20_Staff" style:display-name="PageStyle_FY 2022 Staf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len S. Feinberg</meta:initial-creator>
    <meta:creation-date>2022-07-12T17:34:44</meta:creation-date>
    <dc:date>2022-08-14T18:07:38.875069158</dc:date>
    <meta:generator>LibreOffice/7.3.5.2$Linux_X86_64 LibreOffice_project/30$Build-2</meta:generator>
    <meta:editing-duration>PT2M34S</meta:editing-duration>
    <meta:editing-cycles>1</meta:editing-cycles>
    <meta:document-statistic meta:table-count="1" meta:cell-count="129" meta:object-count="0"/>
    <meta:user-defined meta:name="AppVersion">16.0300</meta:user-defined>
  </office:meta>
</office:document-meta>
</file>